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5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rleyici UI Hazırlama</text:p>
          </table:table-cell>
          <table:table-cell office:value-type="string" calcext:value-type="string">
            <text:p>30 Ağustos – 4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Base İşlemler sınıfı</text:p>
          </table:table-cell>
          <table:table-cell office:value-type="string" calcext:value-type="string">
            <text:p>4 Eylül – 6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meler İşlemler sınıfı Base sınıftan kalıtım ile</text:p>
          </table:table-cell>
          <table:table-cell office:value-type="string" calcext:value-type="string">
            <text:p>6 Eylül – 7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meler Arayüz bileşenleri ve özellikleri</text:p>
          </table:table-cell>
          <table:table-cell office:value-type="string" calcext:value-type="string">
            <text:p>7 Eylül – 10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meler Bileşenleri test</text:p>
          </table:table-cell>
          <table:table-cell office:value-type="string" calcext:value-type="string">
            <text:p>10 – 11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ksiyonlar İşlemler sınıfı Base sınıftan kalıtım ile</text:p>
          </table:table-cell>
          <table:table-cell office:value-type="string" calcext:value-type="string">
            <text:p>11 – 13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Fonksiyonlar</text:span> Arayüz bileşenleri ve özellikleri</text:p>
          </table:table-cell>
          <table:table-cell office:value-type="string" calcext:value-type="string">
            <text:p>13 – 14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Fonksiyonlar</text:span> Bileşenleri test</text:p>
          </table:table-cell>
          <table:table-cell office:value-type="string" calcext:value-type="string">
            <text:p>14 – 15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üm İşlemler sınıfı Base sınıftan kalıtım ile</text:p>
          </table:table-cell>
          <table:table-cell office:value-type="string" calcext:value-type="string">
            <text:p>16 – 20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üm İşlemler Arayüz bileşenleri ve özellikleri</text:p>
          </table:table-cell>
          <table:table-cell office:value-type="string" calcext:value-type="string">
            <text:p>20 – 21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üm İşlemler</text:span> Bileşenleri test</text:p>
          </table:table-cell>
          <table:table-cell office:value-type="string" calcext:value-type="string">
            <text:p>21 – 22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a paneline hata yansıtma</text:p>
          </table:table-cell>
          <table:table-cell office:value-type="string" calcext:value-type="string">
            <text:p>22 - 23 Eylü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or sunumları ve proje testleri</text:p>
          </table:table-cell>
          <table:table-cell office:value-type="string" calcext:value-type="string">
            <text:p>24 – 25 Eylü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23:40:14.993344557</meta:creation-date>
    <dc:date>2021-08-29T23:49:07.467583723</dc:date>
    <meta:editing-duration>PT8M53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